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738cm"/>
    </style:style>
    <style:style style:name="Tabla1.B" style:family="table-column">
      <style:table-column-properties style:column-width="5.477cm"/>
    </style:style>
    <style:style style:name="Tabla1.C" style:family="table-column">
      <style:table-column-properties style:column-width="6.786cm"/>
    </style:style>
    <style:style style:name="Tabla1.A1" style:family="table-cell">
      <style:table-cell-properties style:vertical-align="middle" fo:background-color="#b4c7dc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1.C1" style:family="table-cell">
      <style:table-cell-properties style:vertical-align="middle" fo:background-color="#b4c7dc" fo:padding="0.097cm" fo:border="0.5pt solid #2a6099">
        <style:background-image/>
      </style:table-cell-properties>
    </style:style>
    <style:style style:name="Tabla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A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A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B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paragraph-properties fo:line-height="115%"/>
      <style:text-properties style:font-name="Liberation Serif" fo:font-size="12pt" style:font-size-asian="12pt" style:font-size-complex="12pt"/>
    </style:style>
    <style:style style:name="P2" style:family="paragraph" style:parent-style-name="Quotations">
      <loext:graphic-properties draw:fill="solid" draw:fill-color="#f0f2f5" draw:opacity="100%"/>
      <style:paragraph-properties fo:margin-left="0cm" fo:margin-right="0cm" fo:margin-top="0cm" fo:margin-bottom="0cm" style:contextual-spacing="false" fo:line-height="115%" fo:orphans="2" fo:widows="2" fo:text-indent="0cm" style:auto-text-indent="false" fo:background-color="#f0f2f5" fo:padding="0cm" fo:border="none"/>
    </style:style>
    <style:style style:name="P3" style:family="paragraph" style:parent-style-name="Standard">
      <style:paragraph-properties fo:margin-left="0cm" fo:margin-right="0cm" fo:margin-top="0cm" fo:margin-bottom="0.307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paragraph-rsid="00164caf" style:font-size-asian="12pt" style:font-size-complex="12pt"/>
    </style:style>
    <style:style style:name="P4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15%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.402cm" fo:margin-bottom="0.402cm" style:contextual-spacing="false" fo:line-height="115%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.302cm" fo:margin-bottom="0.302cm" style:contextual-spacing="false" fo:line-height="115%" fo:orphans="2" fo:widows="2" fo:text-indent="0cm" style:auto-text-indent="false"/>
      <style:text-properties officeooo:paragraph-rsid="00164caf"/>
    </style:style>
    <style:style style:name="P9" style:family="paragraph" style:parent-style-name="Standard">
      <style:paragraph-properties fo:margin-left="0cm" fo:margin-right="0cm" fo:margin-top="0.402cm" fo:margin-bottom="0.402cm" style:contextual-spacing="false" fo:line-height="115%" fo:orphans="2" fo:widows="2" fo:text-indent="0cm" style:auto-text-indent="false"/>
      <style:text-properties fo:font-size="20pt" fo:font-weight="bold" officeooo:paragraph-rsid="00164caf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line-height="115%"/>
      <style:text-properties fo:color="#0a0a0a" loext:opacity="100%" style:font-name="Liberation Serif" fo:font-size="12pt" style:font-size-asian="12pt" style:font-size-complex="12pt"/>
    </style:style>
    <style:style style:name="P11" style:family="paragraph" style:parent-style-name="Table_20_Heading">
      <style:paragraph-properties fo:line-height="115%" fo:text-align="center" style:justify-single-word="false"/>
      <style:text-properties style:font-name="Liberation Serif" fo:font-size="12pt" fo:font-weight="bold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officeooo:paragraph-rsid="00164caf"/>
    </style:style>
    <style:style style:name="P16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  <style:text-properties officeooo:paragraph-rsid="00164caf"/>
    </style:style>
    <style:style style:name="P17" style:family="paragraph" style:parent-style-name="Text_20_body" style:list-style-name="L3">
      <style:paragraph-properties fo:margin-top="0cm" fo:margin-bottom="0.254cm" style:contextual-spacing="false" fo:line-height="115%" fo:orphans="2" fo:widows="2" fo:padding="0cm" fo:border="none"/>
    </style:style>
    <style:style style:name="P18" style:family="paragraph" style:parent-style-name="Text_20_body" style:list-style-name="L4">
      <style:paragraph-properties fo:margin-top="0cm" fo:margin-bottom="0.254cm" style:contextual-spacing="false" fo:line-height="115%" fo:orphans="2" fo:widows="2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.254cm" style:contextual-spacing="false" fo:line-height="115%" fo:orphans="2" fo:widows="2" fo:text-indent="0cm" style:auto-text-indent="false" fo:padding="0cm" fo:border="none"/>
      <style:text-properties fo:font-size="20pt" fo:font-weight="bold" officeooo:paragraph-rsid="00164caf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a0a0a" loext:opacity="100%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Liberation Serif" fo:letter-spacing="normal" fo:font-style="normal"/>
    </style:style>
    <style:style style:name="T3" style:family="text">
      <style:text-properties fo:font-variant="normal" fo:text-transform="none" fo:color="#0a0a0a" loext:opacity="100%" style:font-name="Liberation Serif" fo:letter-spacing="normal" fo:font-style="normal" fo:font-weight="normal"/>
    </style:style>
    <style:style style:name="T4" style:family="text">
      <style:text-properties fo:font-variant="normal" fo:text-transform="none" fo:color="#0a0a0a" loext:opacity="100%" style:font-name="Liberation Serif" fo:letter-spacing="normal" fo:font-style="normal" fo:font-weight="normal" officeooo:rsid="00164caf"/>
    </style:style>
    <style:style style:name="T5" style:family="text">
      <style:text-properties fo:font-variant="normal" fo:text-transform="none" fo:color="#0a0a0a" loext:opacity="100%" style:font-name="Liberation Serif" fo:letter-spacing="normal" fo:font-style="normal" officeooo:rsid="00164caf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64caf" style:font-size-asian="12pt" style:font-size-complex="12pt"/>
    </style:style>
    <style:style style:name="T8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6eed6" style:font-size-asian="12pt" style:font-size-complex="12pt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6eed6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64caf" style:font-size-asian="12pt" style:font-size-complex="12pt"/>
    </style:style>
    <style:style style:name="T1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6eed6" style:font-size-asian="12pt" style:font-size-complex="12pt"/>
    </style:style>
    <style:style style:name="T13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64ca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a0a0a" loext:opacity="100%" style:font-name="Liberation Serif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7" style:family="text"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151f20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7">5.3 Determinación y evaluación de los riesgos y oportunidades del programa de auditoría</text:span></text:span></text:p>
      <text:p text:style-name="P6"><text:span text:style-name="T19">E</text:span><text:span text:style-name="T18">l apartado </text:span><text:span text:style-name="Strong_20_Emphasis"><text:span text:style-name="T6">5.3 Determinación y evaluación de los riesgos y oportunidades del programa de auditoría </text:span></text:span><text:span text:style-name="T6">es uno de los cambios más importantes de la versión 2018.</text:span></text:p>
      <text:p text:style-name="P7"><text:span text:style-name="T6">Este punto pide que el gestor del programa no solo piense en los riesgos de la fábrica, sino en </text:span><text:span text:style-name="Strong_20_Emphasis"><text:span text:style-name="T6">qué puede salir mal dentro de la propia organización de las auditorías</text:span></text:span><text:span text:style-name="T6">.</text:span></text:p>
      <text:p text:style-name="P8"><text:span text:style-name="T6">Ya no basta con hacer un calendario. Ahora, la </text:span><text:span text:style-name="Strong_20_Emphasis"><text:span text:style-name="T10">ISO 19011 </text:span></text:span><text:span text:style-name="T6">exige que analicemos el proceso de auditoría como si fuera un proceso productivo más: ¿Qué amenazas pueden impedir que cumplamos nuestros objetivos de auditoría?</text:span></text:p>
      <text:p text:style-name="P9"><text:span text:style-name="T5">1.</text:span><text:span text:style-name="T2"> Identificación de Riesgos (Lo que puede fallar)</text:span></text:p>
      <text:p text:style-name="P3">En una empresa de alimentos (ISO 22000), los riesgos típicos del programa son:</text:p>
      <text:list xml:id="list3677624022" text:style-name="L3">
        <text:list-item>
          <text:p text:style-name="P17"><text:span text:style-name="Strong_20_Emphasis"><text:span text:style-name="T10">De </text:span></text:span><text:span text:style-name="Strong_20_Emphasis"><text:span text:style-name="T11">p</text:span></text:span><text:span text:style-name="Strong_20_Emphasis"><text:span text:style-name="T10">laneación: </text:span></text:span><text:span text:style-name="T6">No asignar suficientes días para revisar un Plan APPCC complejo.</text:span></text:p>
        </text:list-item>
        <text:list-item>
          <text:p text:style-name="P17"><text:span text:style-name="Strong_20_Emphasis"><text:span text:style-name="T10">De </text:span></text:span><text:span text:style-name="Strong_20_Emphasis"><text:span text:style-name="T11">r</text:span></text:span><text:span text:style-name="Strong_20_Emphasis"><text:span text:style-name="T10">ecursos: </text:span></text:span><text:span text:style-name="T6">No tener presupuesto para viajar a la planta de un proveedor crítico o no tener equipo de medición calibrado para las pruebas </text:span><text:span text:style-name="Emphasis"><text:span text:style-name="T16">in situ</text:span></text:span><text:span text:style-name="T6">.</text:span></text:p>
        </text:list-item>
        <text:list-item>
          <text:p text:style-name="P17"><text:span text:style-name="Strong_20_Emphasis"><text:span text:style-name="T10">De </text:span></text:span><text:span text:style-name="Strong_20_Emphasis"><text:span text:style-name="T11">s</text:span></text:span><text:span text:style-name="Strong_20_Emphasis"><text:span text:style-name="T10">elección del </text:span></text:span><text:span text:style-name="Strong_20_Emphasis"><text:span text:style-name="T11">e</text:span></text:span><text:span text:style-name="Strong_20_Emphasis"><text:span text:style-name="T10">quipo: </text:span></text:span><text:span text:style-name="T6">Que el auditor sea muy bueno en calidad, pero no sepa nada de microbiología o de la tecnología específica (ej. extrusión o liofilización).</text:span></text:p>
        </text:list-item>
        <text:list-item>
          <text:p text:style-name="P17"><text:span text:style-name="Strong_20_Emphasis"><text:span text:style-name="T10">De </text:span></text:span><text:span text:style-name="Strong_20_Emphasis"><text:span text:style-name="T11">c</text:span></text:span><text:span text:style-name="Strong_20_Emphasis"><text:span text:style-name="T10">omunicación: </text:span></text:span><text:span text:style-name="T6">Que la planta esté en plena campaña de producción y nadie atienda al auditor, o que el personal no hable el mismo idioma que el auditor.</text:span></text:p>
        </text:list-item>
        <text:list-item>
          <text:p text:style-name="P16"><text:span text:style-name="Strong_20_Emphasis"><text:span text:style-name="T10">De </text:span></text:span><text:span text:style-name="Strong_20_Emphasis"><text:span text:style-name="T11">i</text:span></text:span><text:span text:style-name="Strong_20_Emphasis"><text:span text:style-name="T10">nformación </text:span></text:span><text:span text:style-name="Strong_20_Emphasis"><text:span text:style-name="T11">d</text:span></text:span><text:span text:style-name="Strong_20_Emphasis"><text:span text:style-name="T10">ocumentada: </text:span></text:span><text:span text:style-name="T6">Perder los registros de auditorías anteriores o que los informes no se entreguen a tiempo para tomar acciones correctivas antes de un brote.</text:span></text:p>
        </text:list-item>
      </text:list>
      <text:list text:style-name="L1">
        <text:list-header>
          <text:p text:style-name="P19"><text:span text:style-name="T2">2. Identificación de Oportunidades (Lo que podemos mejorar)</text:span></text:p>
        </text:list-header>
      </text:list>
      <text:p text:style-name="P12">No todo es negativo. El programa puede encontrar formas de ser más eficiente:</text:p>
      <text:list xml:id="list277673422" text:style-name="L4">
        <text:list-item>
          <text:p text:style-name="P18"><text:span text:style-name="Strong_20_Emphasis"><text:span text:style-name="T10">Auditorías </text:span></text:span><text:span text:style-name="Strong_20_Emphasis"><text:span text:style-name="T11">c</text:span></text:span><text:span text:style-name="Strong_20_Emphasis"><text:span text:style-name="T10">ombinadas: </text:span></text:span><text:span text:style-name="T6">Ahorrar tiempo auditando ISO 22000 e ISO 14001 al mismo tiempo.</text:span></text:p>
        </text:list-item>
        <text:list-item>
          <text:p text:style-name="P18"><text:span text:style-name="Strong_20_Emphasis"><text:span text:style-name="T10">Uso de </text:span></text:span><text:span text:style-name="Strong_20_Emphasis"><text:span text:style-name="T11">t</text:span></text:span><text:span text:style-name="Strong_20_Emphasis"><text:span text:style-name="T10">ecnología: </text:span></text:span><text:span text:style-name="T6">Implementar auditorías remotas mediante cámaras para almacenes externos, ahorrando costes de viaje.</text:span></text:p>
        </text:list-item>
        <text:list-item>
          <text:p text:style-name="P18"><text:span text:style-name="Strong_20_Emphasis"><text:span text:style-name="T10">Alineación con picos de producción: </text:span></text:span><text:span text:style-name="T6">Auditar durante la temporada alta para ver el sistema bajo "presión real".</text:span></text:p>
        </text:list-item>
      </text:list>
      <text:p text:style-name="P1"/>
      <text:p text:style-name="P13">Ejemplo práctico:</text:p>
      <text:p text:style-name="P15"><text:soft-page-break/><text:span text:style-name="T7">Se van a plantear varias situaciones usando</text:span><text:span text:style-name="T6"> este cuadro de </text:span><text:span text:style-name="T14">r</text:span><text:span text:style-name="Strong_20_Emphasis"><text:span text:style-name="T13">i</text:span></text:span><text:span text:style-name="Strong_20_Emphasis"><text:span text:style-name="T10">esgo y </text:span></text:span><text:span text:style-name="Strong_20_Emphasis"><text:span text:style-name="T11">a</text:span></text:span><text:span text:style-name="Strong_20_Emphasis"><text:span text:style-name="T10">cción</text:span></text:span><text:span text:style-name="T6">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Riesgo del Programa</text:p>
          </table:table-cell>
          <table:table-cell table:style-name="Tabla1.A1" office:value-type="string">
            <text:p text:style-name="P11">Impacto en Inocuidad</text:p>
          </table:table-cell>
          <table:table-cell table:style-name="Tabla1.C1" office:value-type="string">
            <text:p text:style-name="P11">Acción para abordarlo (Tratamiento)</text:p>
          </table:table-cell>
        </table:table-row>
        <table:table-row>
          <table:table-cell table:style-name="Tabla1.A2" office:value-type="string">
            <text:p text:style-name="P10">El auditor líder se pone enfermo el día de la auditoría.</text:p>
          </table:table-cell>
          <table:table-cell table:style-name="Tabla1.B2" office:value-type="string">
            <text:p text:style-name="P10">Se cancela la auditoría y se pierde el control de los PCC este mes.</text:p>
          </table:table-cell>
          <table:table-cell table:style-name="Tabla1.C2" office:value-type="string">
            <text:p text:style-name="P10">Tener un auditor sustituto o un contrato con una consultora externa de respaldo.</text:p>
          </table:table-cell>
        </table:table-row>
        <table:table-row>
          <table:table-cell table:style-name="Tabla1.A3" office:value-type="string">
            <text:p text:style-name="P10">La planta de producción tiene un ruido excesivo.</text:p>
          </table:table-cell>
          <table:table-cell table:style-name="Tabla1.B3" office:value-type="string">
            <text:p text:style-name="P10">El auditor no puede entrevistar bien a los operarios sobre higiene.</text:p>
          </table:table-cell>
          <table:table-cell table:style-name="Tabla1.C3" office:value-type="string">
            <text:p text:style-name="P10">Planificar las entrevistas en una oficina tranquila o usar cascos con micrófono.</text:p>
          </table:table-cell>
        </table:table-row>
        <table:table-row>
          <table:table-cell table:style-name="Tabla1.A4" office:value-type="string">
            <text:p text:style-name="P10">El personal tiene miedo y oculta información.</text:p>
          </table:table-cell>
          <table:table-cell table:style-name="Tabla1.B4" office:value-type="string">
            <text:p text:style-name="P10">No se detectan fallos graves en el registro de temperaturas.</text:p>
          </table:table-cell>
          <table:table-cell table:style-name="Tabla1.C4" office:value-type="string">
            <text:p text:style-name="P10">Incluir una charla de "Cultura de Inocuidad" antes de empezar para generar confianza.</text:p>
          </table:table-cell>
        </table:table-row>
      </table:table>
      <text:p text:style-name="P1"/>
      <text:p text:style-name="P14"><text:span text:style-name="T8">En definitiva, e</text:span><text:span text:style-name="T6">l apartado 5.3 nos obliga a ser </text:span><text:span text:style-name="Strong_20_Emphasis"><text:span text:style-name="T10">proactivos</text:span></text:span><text:span text:style-name="T6">. Un buen gestor de programa en 2026 no es el que solo pone fechas, sino el que tiene un </text:span><text:span text:style-name="Strong_20_Emphasis"><text:span text:style-name="T10">"Plan B" </text:span></text:span><text:span text:style-name="T6">preparado para asegurar que, pase lo que pase, la auditoría de inocuidad se realice y sea fiable.</text:span></text:p>
      <text:p text:style-name="P2"><text:span text:style-name="Strong_20_Emphasis"><text:span text:style-name="T10">Recurso adicional: </text:span></text:span><text:span text:style-name="Strong_20_Emphasis"><text:span text:style-name="T9">R</text:span></text:span><text:span text:style-name="T6">evis</text:span><text:span text:style-name="T8">ar</text:span><text:span text:style-name="T6"> la </text:span><text:span text:style-name="T13">ISO 31000:2018</text:span><text:span text:style-name="T6"> sobre Gestión de </text:span><text:span text:style-name="T8">r</text:span><text:span text:style-name="T6">iesgos como lectura complementaria para entender cómo estructurar este análisis de forma más profesional.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7T09:28:15.247000000</meta:creation-date>
    <dc:date>2026-01-27T09:43:49.713000000</dc:date>
    <meta:editing-duration>PT15M34S</meta:editing-duration>
    <meta:editing-cycles>3</meta:editing-cycles>
    <meta:generator>LibreOffice/7.5.0.3$Windows_X86_64 LibreOffice_project/c21113d003cd3efa8c53188764377a8272d9d6de</meta:generator>
    <meta:document-statistic meta:table-count="1" meta:image-count="0" meta:object-count="0" meta:page-count="2" meta:paragraph-count="32" meta:word-count="515" meta:character-count="3101" meta:non-whitespace-character-count="2627"/>
  </office:meta>
</office:document-meta>
</file>